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Excel_20_Built-in_20_Normal">
      <style:table-cell-properties fo:border-bottom="0.002cm solid #000000" style:diagonal-bl-tr="none" style:diagonal-tl-br="none" fo:border-left="none" fo:border-right="0.141cm solid #ff0000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fo:border-left="none" fo:border-right="0.141cm solid #ff0000" style:rotation-align="none" fo:border-top="non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ext-properties style:font-name="Arial1" fo:language="de" fo:country="DE" style:font-name-complex="Arial1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none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7" style:family="table-cell" style:parent-style-name="Default" style:data-style-name="N11">
      <style:text-properties style:font-name="Arial1" fo:language="de" fo:country="DE" style:font-name-complex="Arial1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ext-properties fo:language="de" fo:country="DE" fo:font-weight="bold" style:font-weight-asian="bold" style:font-name-complex="Arial" style:font-weight-complex="bold"/>
    </style:style>
    <style:style style:name="ce20" style:family="table-cell" style:parent-style-name="Default" style:data-style-name="N11">
      <style:text-properties fo:language="de" fo:country="DE" fo:font-weight="bold" style:font-weight-asian="bold" style:font-name-complex="Arial" style:font-weight-complex="bold"/>
    </style:style>
    <style:style style:name="gr1" style:family="graphic">
      <style:graphic-properties draw:stroke="solid" svg:stroke-width="0.044cm" svg:stroke-color="#4a7ebb" draw:marker-start="msArrowOpenEnd_20_5" draw:marker-start-width="0.315cm" draw:marker-start-center="false" draw:marker-end="msArrowOpenEnd_20_5" draw:marker-end-width="0.3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5"/>
        <table:table-column table:style-name="co2" table:default-cell-style-name="Default"/>
        <table:table-column table:style-name="co2" table:default-cell-style-name="ce16"/>
        <table:table-column table:style-name="co2" table:number-columns-repeated="20" table:default-cell-style-name="Default"/>
        <table:table-row table:style-name="ro1">
          <table:table-cell table:style-name="ce1" office:value-type="string">
            <text:p>LUB feasible and safe scenario </text:p>
          </table:table-cell>
          <table:table-cell table:style-name="ce7" office:value-type="string">
            <text:p>Service</text:p>
          </table:table-cell>
          <table:table-cell table:style-name="ce9" office:value-type="string">
            <text:p>Freq f</text:p>
          </table:table-cell>
          <table:table-cell table:style-name="ce11" office:value-type="string">
            <text:p>f0 multiple</text:p>
          </table:table-cell>
          <table:table-cell table:style-name="ce12" office:value-type="string">
            <text:p>Period T = Deadline D</text:p>
          </table:table-cell>
          <table:table-cell/>
          <table:table-cell table:style-name="ce9" office:value-type="string">
            <text:p>WCET</text:p>
          </table:table-cell>
          <table:table-cell/>
          <table:table-cell table:style-name="ce9" office:value-type="string">
            <text:p>Utility</text:p>
          </table:table-cell>
          <table:table-cell/>
          <table:table-cell table:style-name="Default"/>
          <table:table-cell/>
          <table:table-cell table:style-name="ce9" office:value-type="string">
            <text:p>LCM/T</text:p>
          </table:table-cell>
          <table:table-cell table:number-columns-repeated="18"/>
        </table:table-row>
        <table:table-row table:style-name="ro2">
          <table:table-cell table:style-name="ce2"/>
          <table:table-cell table:style-name="ce7" office:value-type="string">
            <text:p>S1</text:p>
          </table:table-cell>
          <table:table-cell office:value-type="float" office:value="0.5">
            <text:p>0.5</text:p>
          </table:table-cell>
          <table:table-cell table:style-name="ce10" table:formula="of:=[.C2]/[.$C$4]" office:value-type="float" office:value="7.5">
            <text:p>7.5</text:p>
          </table:table-cell>
          <table:table-cell table:style-name="ce13" office:value-type="string">
            <text:p>T1</text:p>
          </table:table-cell>
          <table:table-cell office:value-type="float" office:value="2">
            <text:p>2</text:p>
          </table:table-cell>
          <table:table-cell table:style-name="ce14" office:value-type="string">
            <text:p>C1</text:p>
          </table:table-cell>
          <table:table-cell office:value-type="float" office:value="1">
            <text:p>1</text:p>
          </table:table-cell>
          <table:table-cell table:style-name="ce14" office:value-type="string">
            <text:p>U1</text:p>
          </table:table-cell>
          <table:table-cell table:style-name="ce17" table:formula="of:=[.H2]/[.F2]" office:value-type="percentage" office:value="0.5">
            <text:p>50.00%</text:p>
          </table:table-cell>
          <table:table-cell table:style-name="ce18" office:value-type="string">
            <text:p>LCM =</text:p>
          </table:table-cell>
          <table:table-cell table:style-name="ce19" table:formula="of:=LCM([.F2:.F4])" office:value-type="float" office:value="30">
            <text:p>30</text:p>
          </table:table-cell>
          <table:table-cell table:style-name="ce10" table:formula="of:=[.$L$2]/[.F2]" office:value-type="float" office:value="15">
            <text:p>15</text:p>
          </table:table-cell>
          <table:table-cell table:number-columns-repeated="18"/>
        </table:table-row>
        <table:table-row table:style-name="ro2">
          <table:table-cell table:style-name="ce3"/>
          <table:table-cell table:style-name="ce7" office:value-type="string">
            <text:p>S2</text:p>
          </table:table-cell>
          <table:table-cell table:style-name="ce10" table:formula="of:=1/[.F3]" office:value-type="float" office:value="0.1">
            <text:p>0.1</text:p>
          </table:table-cell>
          <table:table-cell table:style-name="ce10" table:formula="of:=[.C3]/[.$C$4]" office:value-type="float" office:value="1.5">
            <text:p>1.5</text:p>
          </table:table-cell>
          <table:table-cell table:style-name="ce13" office:value-type="string">
            <text:p>T2</text:p>
          </table:table-cell>
          <table:table-cell office:value-type="float" office:value="10">
            <text:p>10</text:p>
          </table:table-cell>
          <table:table-cell table:style-name="ce13" office:value-type="string">
            <text:p>C2</text:p>
          </table:table-cell>
          <table:table-cell office:value-type="float" office:value="1">
            <text:p>1</text:p>
          </table:table-cell>
          <table:table-cell table:style-name="ce13" office:value-type="string">
            <text:p>U2</text:p>
          </table:table-cell>
          <table:table-cell table:style-name="ce17" table:formula="of:=[.H3]/[.F3]" office:value-type="percentage" office:value="0.1">
            <text:p>10.00%</text:p>
          </table:table-cell>
          <table:table-cell table:style-name="ce18" office:value-type="string">
            <text:p>LUB =</text:p>
          </table:table-cell>
          <table:table-cell table:style-name="ce20" table:formula="of:=3*((POWER(2;(1/3)))-1)" office:value-type="percentage" office:value="0.77976314968462">
            <text:p>77.98%</text:p>
          </table:table-cell>
          <table:table-cell table:style-name="ce10" table:formula="of:=[.$L$2]/[.F3]" office:value-type="float" office:value="3">
            <text:p>3</text:p>
          </table:table-cell>
          <table:table-cell table:number-columns-repeated="18"/>
        </table:table-row>
        <table:table-row table:style-name="ro3">
          <table:table-cell table:style-name="ce4"/>
          <table:table-cell table:style-name="ce7" office:value-type="string">
            <text:p>S3</text:p>
          </table:table-cell>
          <table:table-cell table:style-name="ce10" table:formula="of:=1/[.F4]" office:value-type="float" office:value="0.0666666666666667">
            <text:p>0.0666666667</text:p>
          </table:table-cell>
          <table:table-cell table:style-name="ce10" table:formula="of:=[.C4]/[.$C$4]" office:value-type="float" office:value="1">
            <text:p>1</text:p>
          </table:table-cell>
          <table:table-cell table:style-name="ce13" office:value-type="string">
            <text:p>T3</text:p>
          </table:table-cell>
          <table:table-cell office:value-type="float" office:value="15">
            <text:p>15</text:p>
          </table:table-cell>
          <table:table-cell table:style-name="ce13" office:value-type="string">
            <text:p>C3</text:p>
          </table:table-cell>
          <table:table-cell office:value-type="float" office:value="2">
            <text:p>2</text:p>
          </table:table-cell>
          <table:table-cell table:style-name="ce13" office:value-type="string">
            <text:p>U3</text:p>
          </table:table-cell>
          <table:table-cell table:style-name="ce17" table:formula="of:=[.H4]/[.F4]" office:value-type="percentage" office:value="0.133333333333333">
            <text:p>13.33%</text:p>
          </table:table-cell>
          <table:table-cell table:style-name="ce18" office:value-type="string">
            <text:p>Utot =</text:p>
          </table:table-cell>
          <table:table-cell table:style-name="ce19" table:formula="of:=SUM([.J2:.J4])" office:value-type="percentage" office:value="0.733333333333333">
            <text:p>73.33%</text:p>
          </table:table-cell>
          <table:table-cell table:style-name="ce10" table:formula="of:=[.$L$2]/[.F4]" office:value-type="float" office:value="2">
            <text:p>2</text:p>
          </table:table-cell>
          <table:table-cell table:number-columns-repeated="18"/>
        </table:table-row>
        <table:table-row table:style-name="ro2" table:number-rows-repeated="4">
          <table:table-cell table:number-columns-repeated="8"/>
          <table:table-cell table:style-name="Default"/>
          <table:table-cell/>
          <table:table-cell table:style-name="Default"/>
          <table:table-cell table:number-columns-repeated="20"/>
        </table:table-row>
        <table:table-row table:style-name="ro2">
          <table:table-cell table:style-name="ce5" office:value-type="string">
            <text:p>RM Schedul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0">
            <text:p>30</text:p>
          </table:table-cell>
        </table:table-row>
        <table:table-row table:style-name="ro2">
          <table:table-cell table:style-name="ce6" office:value-type="string">
            <text:p>S1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16"/>
          <table:table-cell table:style-name="ce2"/>
          <table:table-cell/>
          <table:table-cell table:style-name="ce2"/>
          <table:table-cell/>
          <table:table-cell table:style-name="ce2"/>
          <table:table-cell table:style-name="ce16"/>
          <table:table-cell table:style-name="ce2"/>
          <table:table-cell/>
          <table:table-cell table:style-name="ce2"/>
          <table:table-cell table:style-name="ce16"/>
          <table:table-cell table:style-name="ce2"/>
          <table:table-cell table:style-name="ce16"/>
          <table:table-cell table:style-name="ce2"/>
          <table:table-cell table:style-name="ce16"/>
          <table:table-cell table:style-name="ce2"/>
          <table:table-cell table:style-name="ce16"/>
        </table:table-row>
        <table:table-row table:style-name="ro2">
          <table:table-cell table:style-name="ce6">
            <draw:connector table:end-cell-address="Tabelle1.C11" table:end-x="2.199cm" table:end-y="0.149cm" draw:z-index="1" draw:name="Straight Arrow Connector 1" draw:style-name="gr1" draw:text-style-name="P1" svg:x1="2.482cm" svg:y1="0.149cm" svg:x2="6.943cm" svg:y2="0.148cm" svg:d="M2482 5464h2231v-1h2230">
              <text:p/>
            </draw:connector>
          </table:table-cell>
          <table:table-cell/>
          <table:table-cell>
            <draw:connector table:end-cell-address="Tabelle1.E11" table:end-x="2.198cm" table:end-y="0.148cm" draw:z-index="0" draw:name="Straight Arrow Connector 1" draw:style-name="gr1" draw:text-style-name="P1" svg:x1="2.253cm" svg:y1="0.148cm" svg:x2="6.714cm" svg:y2="0.147cm" svg:d="M6997 5463h2231v-1h2230">
              <text:p/>
            </draw:connector>
          </table:table-cell>
          <table:table-cell/>
          <table:table-cell>
            <draw:connector table:end-cell-address="Tabelle1.G11" table:end-x="2.2cm" table:end-y="0.189cm" draw:z-index="2" draw:name="Straight Arrow Connector 1" draw:style-name="gr1" draw:text-style-name="P1" svg:x1="2.256cm" svg:y1="0.189cm" svg:x2="6.717cm" svg:y2="0.188cm" svg:d="M11516 5504h2231v-1h2230">
              <text:p/>
            </draw:connector>
          </table:table-cell>
          <table:table-cell/>
          <table:table-cell>
            <draw:connector table:end-cell-address="Tabelle1.I11" table:end-x="2.117cm" table:end-y="0.209cm" draw:z-index="3" draw:name="Straight Arrow Connector 1" draw:style-name="gr1" draw:text-style-name="P1" svg:x1="2.172cm" svg:y1="0.209cm" svg:x2="6.633cm" svg:y2="0.208cm" svg:d="M15949 5524h2231v-1h2230">
              <text:p/>
            </draw:connector>
          </table:table-cell>
          <table:table-cell/>
          <table:table-cell table:style-name="ce16">
            <draw:connector table:end-cell-address="Tabelle1.K11" table:end-x="2.201cm" table:end-y="0.189cm" draw:z-index="4" draw:name="Straight Arrow Connector 1" draw:style-name="gr1" draw:text-style-name="P1" svg:x1="2.256cm" svg:y1="0.189cm" svg:x2="6.717cm" svg:y2="0.188cm" svg:d="M20549 5504h2231v-1h2230">
              <text:p/>
            </draw:connector>
          </table:table-cell>
          <table:table-cell/>
          <table:table-cell>
            <draw:connector table:end-cell-address="Tabelle1.M11" table:end-x="2.202cm" table:end-y="0.189cm" draw:z-index="5" draw:name="Straight Arrow Connector 1" draw:style-name="gr1" draw:text-style-name="P1" svg:x1="2.257cm" svg:y1="0.189cm" svg:x2="6.718cm" svg:y2="0.188cm" svg:d="M25066 5504h2231v-1h2230">
              <text:p/>
            </draw:connector>
          </table:table-cell>
          <table:table-cell/>
          <table:table-cell>
            <draw:connector table:end-cell-address="Tabelle1.O11" table:end-x="2.201cm" table:end-y="0.189cm" draw:z-index="6" draw:name="Straight Arrow Connector 1" draw:style-name="gr1" draw:text-style-name="P1" svg:x1="2.257cm" svg:y1="0.189cm" svg:x2="6.718cm" svg:y2="0.188cm" svg:d="M29582 5504h2231v-1h2230">
              <text:p/>
            </draw:connector>
          </table:table-cell>
          <table:table-cell/>
          <table:table-cell table:style-name="ce16"/>
          <table:table-cell>
            <draw:connector table:end-cell-address="Tabelle1.Q11" table:end-x="2.202cm" table:end-y="0.189cm" draw:z-index="7" draw:name="Straight Arrow Connector 1" draw:style-name="gr1" draw:text-style-name="P1" svg:x1="-0.001cm" svg:y1="0.189cm" svg:x2="4.46cm" svg:y2="0.188cm" svg:d="M34099 5504h2231v-1h2230">
              <text:p/>
            </draw:connector>
          </table:table-cell>
          <table:table-cell/>
          <table:table-cell>
            <draw:connector table:end-cell-address="Tabelle1.S11" table:end-x="2.203cm" table:end-y="0.189cm" draw:z-index="8" draw:name="Straight Arrow Connector 1" draw:style-name="gr1" draw:text-style-name="P1" svg:x1="0cm" svg:y1="0.189cm" svg:x2="4.461cm" svg:y2="0.188cm" svg:d="M38616 5504h2231v-1h2230">
              <text:p/>
            </draw:connector>
          </table:table-cell>
          <table:table-cell/>
          <table:table-cell>
            <draw:connector table:end-cell-address="Tabelle1.U11" table:end-x="2.203cm" table:end-y="0.189cm" draw:z-index="9" draw:name="Straight Arrow Connector 1" draw:style-name="gr1" draw:text-style-name="P1" svg:x1="0.001cm" svg:y1="0.189cm" svg:x2="4.462cm" svg:y2="0.188cm" svg:d="M43133 5504h2231v-1h2230">
              <text:p/>
            </draw:connector>
          </table:table-cell>
          <table:table-cell table:style-name="ce16"/>
          <table:table-cell>
            <draw:connector table:end-cell-address="Tabelle1.W11" table:end-x="2.203cm" table:end-y="0.189cm" draw:z-index="10" draw:name="Straight Arrow Connector 1" draw:style-name="gr1" draw:text-style-name="P1" svg:x1="0cm" svg:y1="0.189cm" svg:x2="4.461cm" svg:y2="0.188cm" svg:d="M47649 5504h2231v-1h2230">
              <text:p/>
            </draw:connector>
          </table:table-cell>
          <table:table-cell/>
          <table:table-cell>
            <draw:connector table:end-cell-address="Tabelle1.Y11" table:end-x="2.204cm" table:end-y="0.189cm" draw:z-index="11" draw:name="Straight Arrow Connector 1" draw:style-name="gr1" draw:text-style-name="P1" svg:x1="0.001cm" svg:y1="0.189cm" svg:x2="4.462cm" svg:y2="0.188cm" svg:d="M52166 5504h2231v-1h2230">
              <text:p/>
            </draw:connector>
          </table:table-cell>
          <table:table-cell table:style-name="ce16"/>
          <table:table-cell>
            <draw:connector table:end-cell-address="Tabelle1.AA11" table:end-x="2.204cm" table:end-y="0.189cm" draw:z-index="12" draw:name="Straight Arrow Connector 1" draw:style-name="gr1" draw:text-style-name="P1" svg:x1="0.001cm" svg:y1="0.189cm" svg:x2="4.462cm" svg:y2="0.188cm" svg:d="M56682 5504h2231v-1h2230">
              <text:p/>
            </draw:connector>
          </table:table-cell>
          <table:table-cell table:style-name="ce16"/>
          <table:table-cell>
            <draw:connector table:end-cell-address="Tabelle1.AC11" table:end-x="2.204cm" table:end-y="0.189cm" draw:z-index="13" draw:name="Straight Arrow Connector 1" draw:style-name="gr1" draw:text-style-name="P1" svg:x1="0.002cm" svg:y1="0.189cm" svg:x2="4.463cm" svg:y2="0.188cm" svg:d="M61199 5504h2231v-1h2230">
              <text:p/>
            </draw:connector>
          </table:table-cell>
          <table:table-cell table:style-name="ce16"/>
          <table:table-cell>
            <draw:connector table:end-cell-address="Tabelle1.AE11" table:end-x="2.205cm" table:end-y="0.189cm" draw:z-index="14" draw:name="Straight Arrow Connector 1" draw:style-name="gr1" draw:text-style-name="P1" svg:x1="0.002cm" svg:y1="0.189cm" svg:x2="4.463cm" svg:y2="0.188cm" svg:d="M65716 5504h2231v-1h2230">
              <text:p/>
            </draw:connector>
          </table:table-cell>
          <table:table-cell table:style-name="ce16"/>
        </table:table-row>
        <table:table-row table:style-name="ro2">
          <table:table-cell table:style-name="ce6" office:value-type="string">
            <text:p>S2</text:p>
          </table:table-cell>
          <table:table-cell/>
          <table:table-cell table:style-name="ce3"/>
          <table:table-cell table:number-columns-repeated="9"/>
          <table:table-cell table:style-name="ce3"/>
          <table:table-cell/>
          <table:table-cell table:style-name="ce16"/>
          <table:table-cell table:number-columns-repeated="5"/>
          <table:table-cell table:style-name="ce16"/>
          <table:table-cell/>
          <table:table-cell table:style-name="ce3"/>
          <table:table-cell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6">
            <draw:connector table:end-cell-address="Tabelle1.K13" table:end-x="2.256cm" table:end-y="0.191cm" draw:z-index="15" draw:name="Straight Arrow Connector 1" draw:style-name="gr1" draw:text-style-name="P1" svg:x1="2.482cm" svg:y1="0.191cm" svg:x2="25.065cm" svg:y2="0.163cm" svg:d="M2482 6410h11292v-28h11291">
              <text:p/>
            </draw:connector>
          </table:table-cell>
          <table:table-cell table:number-columns-repeated="9"/>
          <table:table-cell>
            <draw:connector table:end-cell-address="Tabelle1.U13" table:end-x="2.258cm" table:end-y="0.217cm" draw:z-index="16" draw:name="Straight Arrow Connector 1" draw:style-name="gr1" draw:text-style-name="P1" svg:x1="2.257cm" svg:y1="0.217cm" svg:x2="24.84cm" svg:y2="0.189cm" svg:d="M25066 6436h11292v-28h11291">
              <text:p/>
            </draw:connector>
          </table:table-cell>
          <table:table-cell table:number-columns-repeated="3"/>
          <table:table-cell table:style-name="ce16"/>
          <table:table-cell table:number-columns-repeated="5"/>
          <table:table-cell table:style-name="ce16"/>
          <table:table-cell>
            <draw:connector table:end-cell-address="Tabelle1.AE13" table:end-x="2.259cm" table:end-y="0.217cm" draw:z-index="17" draw:name="Straight Arrow Connector 1" draw:style-name="gr1" draw:text-style-name="P1" svg:x1="-0.001cm" svg:y1="0.217cm" svg:x2="22.582cm" svg:y2="0.189cm" svg:d="M47648 6436h11292v-28h11291">
              <text:p/>
            </draw:connector>
          </table:table-cell>
          <table:table-cell table:number-columns-repeated="2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6" office:value-type="string">
            <text:p>S3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7"/>
          <table:table-cell table:style-name="ce16"/>
          <table:table-cell/>
          <table:table-cell table:style-name="ce4"/>
          <table:table-cell/>
          <table:table-cell table:style-name="ce4"/>
          <table:table-cell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6">
            <draw:connector table:end-cell-address="Tabelle1.P15" table:end-x="2.228cm" table:end-y="0.232cm" draw:z-index="18" draw:name="Straight Arrow Connector 1" draw:style-name="gr1" draw:text-style-name="P1" svg:x1="2.482cm" svg:y1="0.22cm" svg:x2="36.328cm" svg:y2="0.232cm" svg:d="M2482 7342h16923v12h16923">
              <text:p/>
            </draw:connector>
          </table:table-cell>
          <table:table-cell table:number-columns-repeated="7"/>
          <table:table-cell table:style-name="ce16"/>
          <table:table-cell table:number-columns-repeated="5"/>
          <table:table-cell table:style-name="ce16"/>
          <table:table-cell>
            <draw:connector table:end-cell-address="Tabelle1.AE15" table:end-x="2.23cm" table:end-y="0.204cm" draw:z-index="19" draw:name="Straight Arrow Connector 1" draw:style-name="gr1" draw:text-style-name="P1" svg:x1="2.256cm" svg:y1="0.192cm" svg:x2="36.102cm" svg:y2="0.204cm" svg:d="M36356 7314h16923v12h16923">
              <text:p/>
            </draw:connector>
          </table:table-cell>
          <table:table-cell table:number-columns-repeated="4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8"/>
          <table:table-cell office:value-type="string">
            <text:p>SLACK</text:p>
          </table:table-cell>
          <table:table-cell/>
          <table:table-cell office:value-type="string">
            <text:p>SLACK</text:p>
          </table:table-cell>
          <table:table-cell table:number-columns-repeated="3"/>
          <table:table-cell table:style-name="ce16" office:value-type="string">
            <text:p>SLACK</text:p>
          </table:table-cell>
          <table:table-cell table:number-columns-repeated="5"/>
          <table:table-cell table:style-name="ce16" office:value-type="string">
            <text:p>SLACK</text:p>
          </table:table-cell>
          <table:table-cell table:number-columns-repeated="3"/>
          <table:table-cell table:style-name="ce16" office:value-type="string">
            <text:p>SLACK</text:p>
          </table:table-cell>
          <table:table-cell/>
          <table:table-cell table:style-name="ce16" office:value-type="string">
            <text:p>SLACK</text:p>
          </table:table-cell>
          <table:table-cell/>
          <table:table-cell table:style-name="ce16" office:value-type="string">
            <text:p>SLACK</text:p>
          </table:table-cell>
          <table:table-cell/>
          <table:table-cell table:style-name="ce16" office:value-type="string">
            <text:p>SLACK</text:p>
          </table:table-cell>
        </table:table-row>
        <table:table-row table:style-name="ro2">
          <table:table-cell table:number-columns-repeated="8"/>
          <table:table-cell table:style-name="ce16"/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3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16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currency-style style:name="N11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6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7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8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8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9P0"/>
    </number:currency-style>
    <number:currency-style style:name="N120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0P0"/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number:currency-style style:name="N16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6P0"/>
    </number:currency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18P0"/>
    </number:currency-style>
    <number:currency-style style:name="N16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19P0"/>
    </number:currency-style>
    <number:date-style style:name="N16120" number:language="en" number:country="US">
      <number:month/>
      <number:text>/</number:text>
      <number:day/>
      <number:text>/</number:text>
      <number:year number:style="long"/>
    </number:date-style>
    <number:date-style style:name="N16121" number:language="en" number:country="US">
      <number:day/>
      <number:text>-</number:text>
      <number:month number:textual="true"/>
      <number:text>-</number:text>
      <number:year/>
    </number:date-style>
    <number:date-style style:name="N16122" number:language="en" number:country="US">
      <number:day/>
      <number:text>-</number:text>
      <number:month number:textual="true"/>
    </number:date-style>
    <number:date-style style:name="N16123" number:language="en" number:country="US">
      <number:month number:textual="true"/>
      <number:text>-</number:text>
      <number:year/>
    </number:date-style>
    <number:time-style style:name="N16124" number:language="en" number:country="US">
      <number:hours/>
      <number:text>:</number:text>
      <number:minutes number:style="long"/>
      <number:text> </number:text>
      <number:am-pm/>
    </number:time-style>
    <number:time-style style:name="N16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6" number:language="en" number:country="US">
      <number:hours/>
      <number:text>:</number:text>
      <number:minutes number:style="long"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9P0" style:volatile="true" number:language="en" number:country="US">
      <number:number number:decimal-places="0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0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0P0"/>
    </number:number-style>
    <number:number-style style:name="N16131P0" style:volatile="true" number:language="en" number:country="US">
      <number:number number:decimal-places="2" number:min-integer-digits="1" number:grouping="true"/>
      <number:text> </number:text>
    </number:number-style>
    <number:number-style style:name="N16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1P0"/>
    </number:number-style>
    <number:number-style style:name="N16132P0" style:volatile="true" number:language="en" number:country="US">
      <number:number number:decimal-places="2" number:min-integer-digits="1" number:grouping="true"/>
      <number:text> </number:text>
    </number:number-style>
    <number:number-style style:name="N16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6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3P2" style:volatile="true" number:language="en" number:country="US">
      <number:text> - </number:text>
    </number:number-style>
    <number:text-style style:name="N16133" number:language="en" number:country="US">
      <number:text> </number:text>
      <number:text-content/>
      <number:text> </number:text>
      <style:map style:condition="value()&gt;0" style:apply-style-name="N16133P0"/>
      <style:map style:condition="value()&lt;0" style:apply-style-name="N16133P1"/>
      <style:map style:condition="value()=0" style:apply-style-name="N16133P2"/>
    </number:text-style>
    <number:currency-style style:name="N16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6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6134P2" style:volatile="true" number:language="en" number:country="US">
      <number:text> </number:text>
      <number:currency-symbol/>
      <number:text>- </number:text>
    </number:currency-style>
    <number:text-style style:name="N16134" number:language="en" number:country="US">
      <number:text> </number:text>
      <number:text-content/>
      <number:text> </number:text>
      <style:map style:condition="value()&gt;0" style:apply-style-name="N16134P0"/>
      <style:map style:condition="value()&lt;0" style:apply-style-name="N16134P1"/>
      <style:map style:condition="value()=0" style:apply-style-name="N16134P2"/>
    </number:text-style>
    <number:number-style style:name="N16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6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35" number:language="en" number:country="US">
      <number:text> </number:text>
      <number:text-content/>
      <number:text> </number:text>
      <style:map style:condition="value()&gt;0" style:apply-style-name="N16135P0"/>
      <style:map style:condition="value()&lt;0" style:apply-style-name="N16135P1"/>
      <style:map style:condition="value()=0" style:apply-style-name="N16135P2"/>
    </number:text-style>
    <number:currency-style style:name="N16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6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6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6136" number:language="en" number:country="US">
      <number:text> </number:text>
      <number:text-content/>
      <number:text> </number:text>
      <style:map style:condition="value()&gt;0" style:apply-style-name="N16136P0"/>
      <style:map style:condition="value()&lt;0" style:apply-style-name="N16136P1"/>
      <style:map style:condition="value()=0" style:apply-style-name="N16136P2"/>
    </number:text-style>
    <number:time-style style:name="N16137" number:language="en" number:country="US">
      <number:minutes number:style="long"/>
      <number:text>:</number:text>
      <number:seconds number:style="long"/>
    </number:time-style>
    <number:time-style style:name="N16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39" number:language="en" number:country="US">
      <number:minutes number:style="long"/>
      <number:text>:</number:text>
      <number:seconds number:style="long" number:decimal-places="1"/>
    </number:time-style>
    <number:number-style style:name="N16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msArrowOpenEnd_20_5" draw:display-name="msArrowOpenEnd 5" svg:viewBox="0 0 450 450" svg:d="M225 0l225 409-68 41-157-288-158 288-67-41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4">09/04/2025</text:date>, <text:time>19:09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4T18:18:28.45</meta:creation-date>
    <dc:date>2025-09-04T19:09:17.35</dc:date>
    <meta:editing-duration>PT26M46S</meta:editing-duration>
    <meta:editing-cycles>7</meta:editing-cycles>
    <meta:generator>OpenOffice/4.1.15$Win32 OpenOffice.org_project/4115m2$Build-9813</meta:generator>
    <meta:document-statistic meta:table-count="3" meta:cell-count="86" meta:object-count="20"/>
  </office:meta>
</office:document-meta>
</file>